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fo:font-size="20pt" fo:font-weight="bold" officeooo:rsid="0020a7c3" officeooo:paragraph-rsid="0020a7c3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rsid="000fa8a1" officeooo:paragraph-rsid="000fa8a1"/>
    </style:style>
    <style:style style:name="P3" style:family="paragraph" style:parent-style-name="Standard">
      <style:text-properties fo:font-weight="bold" officeooo:rsid="001f726e" officeooo:paragraph-rsid="001f726e" style:font-weight-asian="bold" style:font-weight-complex="bold"/>
    </style:style>
    <style:style style:name="P4" style:family="paragraph" style:parent-style-name="Standard">
      <style:text-properties fo:font-weight="bold" officeooo:rsid="00268a6c" officeooo:paragraph-rsid="00268a6c" style:font-weight-asian="bold" style:font-weight-complex="bold"/>
    </style:style>
    <style:style style:name="P5" style:family="paragraph" style:parent-style-name="Standard">
      <style:text-properties fo:font-weight="bold" officeooo:rsid="0027e482" officeooo:paragraph-rsid="0027e482" style:font-weight-asian="bold" style:font-weight-complex="bold"/>
    </style:style>
    <style:style style:name="P6" style:family="paragraph" style:parent-style-name="Standard">
      <style:text-properties fo:font-weight="bold" officeooo:rsid="0027e482" officeooo:paragraph-rsid="0037f142" style:font-weight-asian="bold" style:font-weight-complex="bold"/>
    </style:style>
    <style:style style:name="P7" style:family="paragraph" style:parent-style-name="Standard">
      <style:text-properties officeooo:paragraph-rsid="0022b260"/>
    </style:style>
    <style:style style:name="P8" style:family="paragraph" style:parent-style-name="Standard">
      <style:text-properties officeooo:rsid="00275436" officeooo:paragraph-rsid="00275436"/>
    </style:style>
    <style:style style:name="P9" style:family="paragraph" style:parent-style-name="Standard">
      <style:text-properties officeooo:paragraph-rsid="0027e482"/>
    </style:style>
    <style:style style:name="P10" style:family="paragraph" style:parent-style-name="Standard">
      <style:text-properties officeooo:rsid="0027e482" officeooo:paragraph-rsid="0037f142"/>
    </style:style>
    <style:style style:name="P11" style:family="paragraph" style:parent-style-name="Standard">
      <style:text-properties officeooo:rsid="002969d6" officeooo:paragraph-rsid="002969d6"/>
    </style:style>
    <style:style style:name="P12" style:family="paragraph" style:parent-style-name="Standard">
      <style:text-properties officeooo:rsid="002b3cf8" officeooo:paragraph-rsid="002b3cf8"/>
    </style:style>
    <style:style style:name="P13" style:family="paragraph" style:parent-style-name="Standard">
      <style:text-properties officeooo:rsid="002e3335" officeooo:paragraph-rsid="0030b3d4"/>
    </style:style>
    <style:style style:name="P14" style:family="paragraph" style:parent-style-name="Standard">
      <style:text-properties fo:font-style="italic" officeooo:rsid="002e3335" officeooo:paragraph-rsid="002e3335" style:font-style-asian="italic" style:font-style-complex="italic"/>
    </style:style>
    <style:style style:name="P15" style:family="paragraph" style:parent-style-name="Standard">
      <style:text-properties fo:font-style="italic" officeooo:rsid="003a0fd3" officeooo:paragraph-rsid="003a0fd3" style:font-style-asian="italic" style:font-style-complex="italic"/>
    </style:style>
    <style:style style:name="P16" style:family="paragraph" style:parent-style-name="Standard">
      <style:text-properties fo:font-style="italic" officeooo:rsid="00399fba" officeooo:paragraph-rsid="00399fba" style:font-style-asian="italic" style:font-style-complex="italic"/>
    </style:style>
    <style:style style:name="P17" style:family="paragraph" style:parent-style-name="Standard">
      <style:text-properties fo:font-style="italic" officeooo:rsid="0041503a" officeooo:paragraph-rsid="0041503a" style:font-style-asian="italic" style:font-style-complex="italic"/>
    </style:style>
    <style:style style:name="P18" style:family="paragraph" style:parent-style-name="Standard">
      <style:text-properties officeooo:rsid="0038d1d0" officeooo:paragraph-rsid="0038d1d0"/>
    </style:style>
    <style:style style:name="P19" style:family="paragraph" style:parent-style-name="Standard">
      <style:text-properties officeooo:rsid="00399fba" officeooo:paragraph-rsid="00399fba"/>
    </style:style>
    <style:style style:name="P20" style:family="paragraph" style:parent-style-name="Standard">
      <style:text-properties officeooo:rsid="003bd99a" officeooo:paragraph-rsid="003bd99a"/>
    </style:style>
    <style:style style:name="P21" style:family="paragraph" style:parent-style-name="Standard">
      <style:text-properties officeooo:rsid="001e2aad" officeooo:paragraph-rsid="0022b260"/>
    </style:style>
    <style:style style:name="P22" style:family="paragraph" style:parent-style-name="Standard">
      <style:text-properties officeooo:rsid="0040f479" officeooo:paragraph-rsid="0040f479"/>
    </style:style>
    <style:style style:name="P23" style:family="paragraph" style:parent-style-name="Standard">
      <style:text-properties officeooo:rsid="0041503a" officeooo:paragraph-rsid="0041503a"/>
    </style:style>
    <style:style style:name="P24" style:family="paragraph" style:parent-style-name="Standard">
      <style:text-properties officeooo:paragraph-rsid="004bfbfb"/>
    </style:style>
    <style:style style:name="P25" style:family="paragraph" style:parent-style-name="Standard">
      <style:text-properties officeooo:paragraph-rsid="004d2f21"/>
    </style:style>
    <style:style style:name="P26" style:family="paragraph" style:parent-style-name="Standard">
      <style:text-properties officeooo:paragraph-rsid="004ffb2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59ee1" style:font-weight-asian="bold" style:font-weight-complex="bold"/>
    </style:style>
    <style:style style:name="T3" style:family="text">
      <style:text-properties officeooo:rsid="001d5c52"/>
    </style:style>
    <style:style style:name="T4" style:family="text">
      <style:text-properties officeooo:rsid="001e2aad"/>
    </style:style>
    <style:style style:name="T5" style:family="text">
      <style:text-properties officeooo:rsid="001f726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1aa6e" style:font-weight-asian="normal" style:font-weight-complex="normal"/>
    </style:style>
    <style:style style:name="T8" style:family="text">
      <style:text-properties fo:font-weight="normal" officeooo:rsid="00459ee1" style:font-weight-asian="normal" style:font-weight-complex="normal"/>
    </style:style>
    <style:style style:name="T9" style:family="text">
      <style:text-properties fo:font-weight="normal" officeooo:rsid="0047d350" style:font-weight-asian="normal" style:font-weight-complex="normal"/>
    </style:style>
    <style:style style:name="T10" style:family="text">
      <style:text-properties officeooo:rsid="00207b30"/>
    </style:style>
    <style:style style:name="T11" style:family="text">
      <style:text-properties officeooo:rsid="00277d32"/>
    </style:style>
    <style:style style:name="T12" style:family="text">
      <style:text-properties officeooo:rsid="0027e482"/>
    </style:style>
    <style:style style:name="T13" style:family="text">
      <style:text-properties officeooo:rsid="00289cee"/>
    </style:style>
    <style:style style:name="T14" style:family="text">
      <style:text-properties officeooo:rsid="002969d6"/>
    </style:style>
    <style:style style:name="T15" style:family="text">
      <style:text-properties officeooo:rsid="002b3cf8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b3cf8" style:font-style-asian="italic" style:font-style-complex="italic"/>
    </style:style>
    <style:style style:name="T18" style:family="text">
      <style:text-properties fo:font-style="italic" officeooo:rsid="003ec9e2" style:font-style-asian="italic" style:font-style-complex="italic"/>
    </style:style>
    <style:style style:name="T19" style:family="text">
      <style:text-properties fo:font-style="italic" officeooo:rsid="0040547f" style:font-style-asian="italic" style:font-style-complex="italic"/>
    </style:style>
    <style:style style:name="T20" style:family="text">
      <style:text-properties fo:font-style="italic" officeooo:rsid="0030b3d4" style:font-style-asian="italic" style:font-style-complex="italic"/>
    </style:style>
    <style:style style:name="T21" style:family="text">
      <style:text-properties fo:font-style="italic" officeooo:rsid="003a0fd3" style:font-style-asian="italic" style:font-style-complex="italic"/>
    </style:style>
    <style:style style:name="T22" style:family="text">
      <style:text-properties officeooo:rsid="002dce8d"/>
    </style:style>
    <style:style style:name="T23" style:family="text">
      <style:text-properties officeooo:rsid="002f7413"/>
    </style:style>
    <style:style style:name="T24" style:family="text">
      <style:text-properties officeooo:rsid="0030b3d4"/>
    </style:style>
    <style:style style:name="T25" style:family="text">
      <style:text-properties officeooo:rsid="00311744"/>
    </style:style>
    <style:style style:name="T26" style:family="text">
      <style:text-properties officeooo:rsid="00315847"/>
    </style:style>
    <style:style style:name="T27" style:family="text">
      <style:text-properties officeooo:rsid="00330152"/>
    </style:style>
    <style:style style:name="T28" style:family="text">
      <style:text-properties officeooo:rsid="0034da2a"/>
    </style:style>
    <style:style style:name="T29" style:family="text">
      <style:text-properties officeooo:rsid="003606ed"/>
    </style:style>
    <style:style style:name="T30" style:family="text">
      <style:text-properties officeooo:rsid="0036ab2e"/>
    </style:style>
    <style:style style:name="T31" style:family="text">
      <style:text-properties officeooo:rsid="00379593"/>
    </style:style>
    <style:style style:name="T32" style:family="text">
      <style:text-properties officeooo:rsid="0037f142"/>
    </style:style>
    <style:style style:name="T33" style:family="text">
      <style:text-properties officeooo:rsid="003bd99a"/>
    </style:style>
    <style:style style:name="T34" style:family="text">
      <style:text-properties officeooo:rsid="003da08e"/>
    </style:style>
    <style:style style:name="T35" style:family="text">
      <style:text-properties officeooo:rsid="003e6b93"/>
    </style:style>
    <style:style style:name="T36" style:family="text">
      <style:text-properties officeooo:rsid="003ec9e2"/>
    </style:style>
    <style:style style:name="T37" style:family="text">
      <style:text-properties officeooo:rsid="003f31fa"/>
    </style:style>
    <style:style style:name="T38" style:family="text">
      <style:text-properties officeooo:rsid="0040547f"/>
    </style:style>
    <style:style style:name="T39" style:family="text">
      <style:text-properties officeooo:rsid="0040f479"/>
    </style:style>
    <style:style style:name="T40" style:family="text">
      <style:text-properties officeooo:rsid="00423c5d"/>
    </style:style>
    <style:style style:name="T41" style:family="text">
      <style:text-properties officeooo:rsid="00443534"/>
    </style:style>
    <style:style style:name="T42" style:family="text">
      <style:text-properties officeooo:rsid="00471b42"/>
    </style:style>
    <style:style style:name="T43" style:family="text">
      <style:text-properties officeooo:rsid="00499ca7"/>
    </style:style>
    <style:style style:name="T44" style:family="text">
      <style:text-properties officeooo:rsid="003a0fd3"/>
    </style:style>
    <style:style style:name="T45" style:family="text">
      <style:text-properties officeooo:rsid="002e3335"/>
    </style:style>
    <style:style style:name="T46" style:family="text">
      <style:text-properties officeooo:rsid="0051264b"/>
    </style:style>
    <style:style style:name="T47" style:family="text">
      <style:text-properties officeooo:rsid="00529b57"/>
    </style:style>
    <style:style style:name="T48" style:family="text">
      <style:text-properties officeooo:rsid="0053a27f"/>
    </style:style>
    <style:style style:name="T49" style:family="text">
      <style:text-properties officeooo:rsid="0055a7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summary</text:p>
      <text:p text:style-name="Standard">The <text:span text:style-name="T4">app</text:span> represents a <text:span text:style-name="T4">data </text:span><text:span text:style-name="T41">management</text:span><text:span text:style-name="T4"> program that </text:span><text:span text:style-name="T5">reads </text:span><text:span text:style-name="T10">JSON data from a file and represents it in Excel format </text:span><text:span text:style-name="T35">in 3 data layers</text:span><text:span text:style-name="T5">.</text:span></text:p>
      <text:p text:style-name="Standard"/>
      <text:p text:style-name="P2"><text:span text:style-name="T1">How to compile:</text:span> python3 <text:span text:style-name="T3">data_manager</text:span>.py</text:p>
      <text:p text:style-name="P3">Packages to install: <text:span text:style-name="T6">pandas, openpyxl, dotenv</text:span></text:p>
      <text:p text:style-name="P7"><text:span text:style-name="T1">Input: </text:span><text:span text:style-name="T8">the </text:span><text:span text:style-name="T4">input file path can be set in ".env" configuration file. By default: "input.json" file in the current directory.</text:span></text:p>
      <text:p text:style-name="P21"><text:span text:style-name="T42">The i</text:span>nput file is expected to contain rows representing JSON objects.</text:p>
      <text:p text:style-name="Standard"><text:span text:style-name="T1">Output: </text:span><text:span text:style-name="T7">the path can be set in </text:span><text:span text:style-name="T9">the</text:span><text:span text:style-name="T7"> ".env" configuration file. By default: "</text:span><text:span text:style-name="T3">output</text:span>.<text:span text:style-name="T3">xlsx</text:span>".</text:p>
      <text:p text:style-name="Standard"/>
      <text:p text:style-name="P4">Layer 1</text:p>
      <text:p text:style-name="P8">This part represents "Raw" sub-layer of "Staging" data layer. <text:span text:style-name="T11">The data is stored "as-is", without flattening.</text:span></text:p>
      <text:p text:style-name="P8"><text:tab/><text:span text:style-name="T12">1.1 Pandas DataFrame "df" representing data is created</text:span></text:p>
      <text:p text:style-name="P9"><text:span text:style-name="T12"><text:tab/>1.2 The DataFrame is exported to Excel </text:span><text:span text:style-name="T13">("layer1" sheet)</text:span></text:p>
      <text:p text:style-name="P15">Note:</text:p>
      <text:p text:style-name="P24"><text:span text:style-name="T44"><text:tab/>In the current </text:span>implementation<text:span text:style-name="T44"> the output data is </text:span><text:span text:style-name="T21">replaced</text:span><text:span text:style-name="T44"> with each new start of a program.<text:tab/></text:span></text:p>
      <text:p text:style-name="P9"/>
      <text:p text:style-name="P5">Layer 2</text:p>
      <text:p text:style-name="P25"><text:span text:style-name="T36">Data </text:span><text:span text:style-name="T18">standardization</text:span><text:span text:style-name="T36"> starts. </text:span><text:span text:style-name="T12">Now the data is cleansed: </text:span><text:span text:style-name="T14">duplicate rows are deleted.</text:span></text:p>
      <text:p text:style-name="P11">Two rows are considered duplicate if the values of subset ["@timestamp", "agent", "application"] are equal.</text:p>
      <text:p text:style-name="P11"><text:tab/>2.1 <text:span text:style-name="T15">As there are nested objects in data, and we need to remove duplicated rows </text:span><text:span text:style-name="T37">using data from</text:span><text:span text:style-name="T15"> </text:span><text:span text:style-name="T37">fields</text:span><text:span text:style-name="T15"> inside the nested objects, the data first needs to be flattened (</text:span><text:span text:style-name="T17">df_normalized</text:span><text:span text:style-name="T15"> – the DataFrame after flattening)</text:span></text:p>
      <text:p text:style-name="P12"><text:tab/>2.2 In the raw data some of the agent.name fields include lowercase "x" and some – uppercase "X". I decided that subsets that differ only by case in this field should be considered equal, and because of that transformed values to one (upper) case before removing duplicates</text:p>
      <text:p text:style-name="P12"><text:tab/>2.3 <text:span text:style-name="T22">Then duplicates are removed and the result is written to the file ("layer2" sheet)</text:span></text:p>
      <text:p text:style-name="P12"/>
      <text:p text:style-name="P14">Additional considerations:</text:p>
      <text:p text:style-name="P13"><text:tab/>a) I decided to keep all the data, even if one of the key fields (for example, "@timestamp") is Null. It’s done to prevent data loss. <text:span text:style-name="T23">Other possible strategies: </text:span><text:span text:style-name="T20">drop</text:span><text:span text:style-name="T24"> the data row if any of the "key" column data is missing; </text:span><text:span text:style-name="T19">inputing</text:span><text:span text:style-name="T38">: </text:span><text:span text:style-name="T25">re</text:span><text:span text:style-name="T38">place</text:span><text:span text:style-name="T25"> the missing data when possible (for example, the application name can be deduced from the log file pathname) </text:span></text:p>
      <text:p text:style-name="P26"><text:span text:style-name="T45"><text:tab/></text:span><text:span text:style-name="T26">b) </text:span><text:span text:style-name="T27">I suppose that "application" and "@timestamp" data elements are </text:span>created<text:span text:style-name="T27"> automatically, so the format is already correct. If needed, on this step the format of the data can be checked (for example, that the string representing the timestamp is really a timestamp and, for example, that this timestamp is before the current point in time). </text:span><text:span text:style-name="T28">It can be done with Pandas </text:span>conversion functions<text:span text:style-name="T28"> (‘to_datetime’, ...)</text:span></text:p>
      <text:p text:style-name="P13"><text:span text:style-name="T29"><text:tab/>c) </text:span><text:span text:style-name="T30">Also during this step, the names of the columns can be changed to more verbose ones that will be more understandable to </text:span><text:span text:style-name="T31">a</text:span><text:span text:style-name="T30"> data consumer. But in order to do it, more information about the problem being solved is needed.</text:span></text:p>
      <text:p text:style-name="P13"><text:tab/><text:span text:style-name="T34">d) I’ve decided to keep all data columns. Depending on the needs of data consumers, some of the columns with low-level information can be removed.</text:span></text:p>
      <text:p text:style-name="P13"/>
      <text:p text:style-name="P6">Layer <text:span text:style-name="T32">3</text:span></text:p>
      <text:p text:style-name="P22">The "layer3" sheet contains <text:span text:style-name="T46">a</text:span> summary with aggregated data: total number of data rows, number of data rows after removal, and number of rows with specific "process.Severity" and "application".</text:p>
      <text:p text:style-name="P10"><text:soft-page-break/><text:span text:style-name="T39">The data is divided</text:span>: <text:span text:style-name="T32">grouped by logging level ("processed.Severity")</text:span><text:span text:style-name="T14">.</text:span></text:p>
      <text:p text:style-name="P18">In the example data there are entries only of "INFO" and "WARN" logging levels, but data of any other level will also be processed.</text:p>
      <text:p text:style-name="P18"/>
      <text:p text:style-name="P20"><text:tab/>3.1 The flattened data is grouped by "processed.Severity"</text:p>
      <text:p text:style-name="P20"><text:tab/>3.2 The program iterates through groups</text:p>
      <text:p text:style-name="P20"><text:tab/>3.3 Group data is sorted – primary by timestamp, secondary – by application</text:p>
      <text:p text:style-name="P20"><text:tab/>3.4 The group data is exported to a separate labeled <text:span text:style-name="T47">E</text:span>xcel sheet</text:p>
      <text:p text:style-name="P20"/>
      <text:p text:style-name="P16">Considerations:</text:p>
      <text:p text:style-name="P19"><text:tab/>a) I decided to separate data of different logging levels into separate labeled Excel sheets, to allow easier analysis. Depending on <text:span text:style-name="T48">the </text:span>logging level, this data will probably be analyzed by different people (or by the same people in different point<text:span text:style-name="T49">s</text:span> in time).</text:p>
      <text:p text:style-name="P19"><text:tab/><text:span text:style-name="T33">b) </text:span><text:span text:style-name="T34">I sorted the data in each table, from most recent to least recent, in alphabetical order for the same timestamp. It can be done in different logic depending on the requirements.</text:span></text:p>
      <text:p text:style-name="P19"/>
      <text:p text:style-name="P19"/>
      <text:p text:style-name="P17">Additional considerations:</text:p>
      <text:p text:style-name="P23"><text:tab/>a) <text:span text:style-name="T40">Some of the "processed.message" data elements contain log data that can be parsed in the future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07:51:10.885101470</meta:creation-date>
    <dc:date>2024-09-24T14:39:24.732319013</dc:date>
    <meta:editing-duration>PT4H29M53S</meta:editing-duration>
    <meta:editing-cycles>82</meta:editing-cycles>
    <meta:generator>LibreOffice/24.2.5.2$Linux_X86_64 LibreOffice_project/420$Build-2</meta:generator>
    <meta:document-statistic meta:table-count="0" meta:image-count="0" meta:object-count="0" meta:page-count="2" meta:paragraph-count="37" meta:word-count="651" meta:character-count="3980" meta:non-whitespace-character-count="3342"/>
  </office:meta>
</office:document-meta>
</file>